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TableColumn64" style:family="table-column">
      <style:table-column-properties style:column-width="1.5166in" style:use-optimal-column-width="false"/>
    </style:style>
    <style:style style:name="TableColumn65" style:family="table-column">
      <style:table-column-properties style:column-width="1.1395in" style:use-optimal-column-width="false"/>
    </style:style>
    <style:style style:name="TableColumn66" style:family="table-column">
      <style:table-column-properties style:column-width="0.8083in" style:use-optimal-column-width="false"/>
    </style:style>
    <style:style style:name="Table63" style:family="table">
      <style:table-properties style:width="3.4645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</office:automatic-styles>
  <office:body>
    <office:text text:use-soft-page-breaks="true">
      <text:h text:style-name="P1" text:outline-level="1">⭐<text:s/>1. Nouvelle Direction Typographique PREMIUM</text:h>
      <text:p text:style-name="Textbody">(100% compatible gastronomie, artisanat haut de gamme)</text:p>
      <text:h text:style-name="Titre3" text:outline-level="3"><text:span text:style-name="StrongEmphasis">Titres (H1/H2/H3) – Style Gastronomique</text:span></text:h>
      <text:p text:style-name="Textbody"><text:span text:style-name="StrongEmphasis">Affichage Playfair</text:span></text:p>
      <text:list text:style-name="LFO1" text:continue-numbering="true">
        <text:list-item>
          <text:p text:style-name="P2">Police Google, gratuite</text:p>
        </text:list-item>
        <text:list-item>
          <text:p text:style-name="P3">élégante, haute, gastronomique, très « carte de<text:s/>restaurant »</text:p>
        </text:list-item>
      </text:list>
      <text:h text:style-name="Titre3" text:outline-level="3"><text:span text:style-name="StrongEmphasis">Texte courant / Menu / Boutons</text:span></text:h>
      <text:p text:style-name="Textbody"><text:span text:style-name="StrongEmphasis">Entre</text:span></text:p>
      <text:list text:style-name="LFO2" text:continue-numbering="true">
        <text:list-item>
          <text:p text:style-name="P4">moderne, propre, très lisible</text:p>
        </text:list-item>
        <text:list-item>
          <text:p text:style-name="P5">contraste parfait avec Playfair</text:p>
        </text:list-item>
      </text:list>
      <text:h text:style-name="Titre3" text:outline-level="3">Recommandation complète :</text:h>
      <text:list text:style-name="LFO3" text:continue-numbering="true">
        <text:list-item>
          <text:p text:style-name="P6"><text:span text:style-name="StrongEmphasis">H1 : Playfair Display – Gras – 52px (ordinateur de bureau), 32px (mobile)</text:span></text:p>
        </text:list-item>
        <text:list-item>
          <text:p text:style-name="P7"><text:span text:style-name="StrongEmphasis">H2 : Playfair Display – Semibold – 36px (ordinateur de bureau), 24px (mobile)</text:span></text:p>
        </text:list-item>
        <text:list-item>
          <text:p text:style-name="P8"><text:span text:style-name="StrongEmphasis">H3 : Playfair Display – Moyen – 28px (ordinateur de bureau), 20px (mobile)</text:span></text:p>
        </text:list-item>
        <text:list-item>
          <text:p text:style-name="P9"><text:span text:style-name="StrongEmphasis">Texte courant : Inter – Regular – 16px (ordinateur de bureau), 15px (mobile)</text:span></text:p>
        </text:list-item>
        <text:list-item>
          <text:p text:style-name="P10"><text:span text:style-name="StrongEmphasis">Menu : Intermédiaire – Moyen – 15px</text:span></text:p>
        </text:list-item>
        <text:list-item>
          <text:p text:style-name="P11"><text:span text:style-name="StrongEmphasis">Boutons : Inter – Semibold –<text:s/></text:span><text:span text:style-name="StrongEmphasis">17px</text:span></text:p>
        </text:list-item>
      </text:list>
      <text:p text:style-name="HorizontalLine"/>
      <text:h text:style-name="Titre1" text:outline-level="1">⭐<text:s/>2. Nouvelle Hiérarchie pour le Header (plus pro)</text:h>
      <text:h text:style-name="Titre3" text:outline-level="3">En-tête (ordinateur de bureau)</text:h>
      <text:list text:style-name="LFO4" text:continue-numbering="true">
        <text:list-item>
          <text:p text:style-name="P12">Hauteur :<text:s/><text:span text:style-name="StrongEmphasis">80 px</text:span></text:p>
        </text:list-item>
        <text:list-item>
          <text:p text:style-name="P13">Logo à gauche</text:p>
        </text:list-item>
        <text:list-item>
          <text:p text:style-name="P14">Menu central</text:p>
        </text:list-item>
        <text:list-item>
          <text:p text:style-name="P15">Bouton « Nos Menus » à droite</text:p>
        </text:list-item>
        <text:list-item>
          <text:p text:style-name="P16">Menu Style :</text:p>
          <text:list text:continue-numbering="true">
            <text:list-item>
              <text:p text:style-name="P17">Intermédiaire Moyen 15px</text:p>
            </text:list-item>
            <text:list-item>
              <text:p text:style-name="P18">Espacement des lettres : 0,5px</text:p>
            </text:list-item>
            <text:list-item>
              <text:p text:style-name="P19">Couleur : #6C5F53</text:p>
            </text:list-item>
            <text:list-item>
              <text:p text:style-name="P20">Survol : souligner fin + couleur #A37C4D</text:p>
            </text:list-item>
          </text:list>
        </text:list-item>
      </text:list>
      <text:h text:style-name="Titre3" text:outline-level="3">En-tête (mobile)</text:h>
      <text:list text:style-name="LFO5" text:continue-numbering="true">
        <text:list-item>
          <text:p text:style-name="P21">Hauteur : 70px</text:p>
        </text:list-item>
        <text:list-item>
          <text:p text:style-name="P22">Menu burger</text:p>
        </text:list-item>
        <text:list-item>
          <text:p text:style-name="P23">Bannière + CTA visibles dès le premier scroll</text:p>
        </text:list-item>
      </text:list>
      <text:p text:style-name="HorizontalLine"/>
      <text:h text:style-name="Titre1" text:outline-level="1">⭐<text:s/>3. Nouvelle Composition Visuelle (avec séparations + rythme)</text:h>
      <text:p text:style-name="Textbody">Tu avais raison : tes sections se ressemblaient trop. Voici une<text:s/><text:span text:style-name="StrongEmphasis">nouvelle structure dynamique</text:span><text:s/>, déjà prête à coller dans Figma :</text:p>
      <text:p text:style-name="HorizontalLine"/>
      <text:h text:style-name="Titre1" text:outline-level="1"><text:span text:style-name="StrongEmphasis">SECTION 1 – HERO / Accueil</text:span></text:h>
      <text:p text:style-name="Textbody">✔<text:s/>Grande image (déjà OK)<text:s/><text:line-break/>✔<text:s/>Overlay léger beige transparent (10%)<text:s/><text:line-break/>✔<text:s/>Nouveau slogan :</text:p>
      <text:p text:style-name="Quotations"><text:span text:style-name="StrongEmphasis">"Votre événement mérite le meilleur. Nous en faisons une recette."</text:span><text:line-break/>→ Playfair 48px blanc + ombre léger</text:p>
      <text:p text:style-name="Textbody">✔<text:s/><text:span text:style-name="StrongEmphasis">Bouton CTA central</text:span></text:p>
      <text:p text:style-name="Quotations">→<text:s/><text:span text:style-name="StrongEmphasis">Voir nos menus</text:span><text:line-break/>Couleurs :</text:p>
      <text:list text:style-name="LFO6" text:continue-numbering="true">
        <text:list-item>
          <text:p text:style-name="P24">arrière-plan : #A37C4D</text:p>
        </text:list-item>
        <text:list-item>
          <text:p text:style-name="P25">texte : #FFFFFF</text:p>
        </text:list-item>
        <text:list-item>
          <text:p text:style-name="P26">marge intérieure : 14px 30px</text:p>
        </text:list-item>
        <text:list-item>
          <text:p text:style-name="P27">rayon : 50px</text:p>
        </text:list-item>
        <text:list-item>
          <text:p text:style-name="P28">ombre : 0 4px 10px rgba(0,0,0,0.15)</text:p>
        </text:list-item>
      </text:list>
      <text:p text:style-name="HorizontalLine"/>
      <text:h text:style-name="Titre1" text:outline-level="1"><text:span text:style-name="StrongEmphasis">SECTION 2 – Notre Histoire</text:span></text:h>
      <text:p text:style-name="Textbody">Fond :<text:s/><text:span text:style-name="StrongEmphasis">blanc</text:span><text:line-break/>Mise en page : 2<text:s/>colonnes</text:p>
      <text:list text:style-name="LFO7" text:continue-numbering="true">
        <text:list-item>
          <text:p text:style-name="P29">photo à gauche</text:p>
        </text:list-item>
        <text:list-item>
          <text:p text:style-name="P30">texte à droite</text:p>
        </text:list-item>
      </text:list>
      <text:h text:style-name="Titre3" text:outline-level="3">Nouveau texte plus court &amp; premium :</text:h>
      <text:p text:style-name="Quotations">Installée à Bordeaux depuis plus de 25 ans, Vite &amp; Gourmand est née de la passion de Julie et José pour la cuisine faite maison. Leur ambition : offrir une gastronomie généreuse, soignée et profondément humaine.</text:p>
      <text:p text:style-name="Quotations">Ce qui a commencé comme une aventure familiale est devenu une référence locale.</text:p>
      <text:p text:style-name="Textbody"><text:span text:style-name="StrongEmphasis">CTA discret (fin de section) :</text:span><text:line-break/>→<text:s/><text:span text:style-name="StrongEmphasis">Découvrir nos menus</text:span></text:p>
      <text:p text:style-name="HorizontalLine"/>
      <text:h text:style-name="Titre1" text:outline-level="1"><text:span text:style-name="StrongEmphasis">SECTION 3 – Notre Équipe (Julie et José)</text:span></text:h>
      <text:p text:style-name="Textbody">Fond :<text:s/><text:span text:style-name="StrongEmphasis">beige #E8DFD2</text:span><text:line-break/>Cercle légèrement ombré<text:s/><text:line-break/>Titres centres<text:s/><text:line-break/>Photos déjà OK</text:p>
      <text:h text:style-name="Titre3" text:outline-level="3">Mise en page :</text:h>
      <text:list text:style-name="LFO8" text:continue-numbering="true">
        <text:list-item>
          <text:p text:style-name="P31">Portraits</text:p>
        </text:list-item>
        <text:list-item>
          <text:p text:style-name="P32">Noms en Playfair Bold 30px</text:p>
        </text:list-item>
        <text:list-item>
          <text:p text:style-name="P33">Sous-titres en Inter Medium 16px</text:p>
        </text:list-item>
        <text:list-item>
          <text:p text:style-name="P34">Description courte 3 lignes max</text:p>
        </text:list-item>
      </text:list>
      <text:p text:style-name="HorizontalLine"/>
      <text:h text:style-name="Titre1" text:outline-level="1"><text:span text:style-name="StrongEmphasis">SECTION 4 – Notre Signature (3 blocs différenciés)</text:span></text:h>
      <text:p text:style-name="Textbody">Tu avais :</text:p>
      <text:list text:style-name="LFO9" text:continue-numbering="true">
        <text:list-item>
          <text:p text:style-name="P35">Nos prestations</text:p>
        </text:list-item>
        <text:list-item>
          <text:p text:style-name="P36">En constante évolution</text:p>
        </text:list-item>
        <text:list-item>
          <text:p text:style-name="P37">Notre engagement<text:s/><text:line-break/>Très bon contenu, on garde, mais on restructure.</text:p>
        </text:list-item>
      </text:list>
      <text:h text:style-name="Titre3" text:outline-level="3">Nouvelle mise en page :</text:h>
      <text:p text:style-name="Textbody">Fond :<text:s/><text:span text:style-name="StrongEmphasis">image floue sombre</text:span><text:s/>(déjà OK dans ta maquette)<text:s/><text:line-break/>Overlay noir 55%<text:s/><text:line-break/>Blocs avec cartes semi-transparentes (style « gastronomie premium »)</text:p>
      <text:p text:style-name="Textbody">Carte :</text:p>
      <text:list text:style-name="LFO10" text:continue-numbering="true">
        <text:list-item>
          <text:p text:style-name="P38">arrière-plan : rgba(255,255,255,0.15)</text:p>
        </text:list-item>
        <text:list-item>
          <text:p text:style-name="P39">bordure : 1px solide rgba(255,255,255,0.2)</text:p>
        </text:list-item>
        <text:list-item>
          <text:p text:style-name="P40">flou : 8px</text:p>
        </text:list-item>
        <text:list-item>
          <text:p text:style-name="P41">rayon : 20px</text:p>
        </text:list-item>
        <text:list-item>
          <text:p text:style-name="P42">marge intérieure : 30px</text:p>
        </text:list-item>
        <text:list-item>
          <text:p text:style-name="P43">titre Playfair 24px blanc</text:p>
        </text:list-item>
        <text:list-item>
          <text:p text:style-name="P44">texte Inter 15px blanc</text:p>
        </text:list-item>
      </text:list>
      <text:p text:style-name="Textbody">CTA global :<text:s/><text:line-break/>→<text:s/><text:span text:style-name="StrongEmphasis">Voir nos menus</text:span><text:s/>(bouton doré)</text:p>
      <text:p text:style-name="HorizontalLine"/>
      <text:h text:style-name="Titre1" text:outline-level="1"><text:span text:style-name="StrongEmphasis">SECTION 5 – Clients d’Avis</text:span></text:h>
      <text:p text:style-name="Textbody">Fond :<text:s/><text:span text:style-name="StrongEmphasis">blanc</text:span><text:line-break/>Cartes modernisées :</text:p>
      <text:list text:style-name="LFO11" text:continue-numbering="true">
        <text:list-item>
          <text:p text:style-name="P45">largeur : 350px</text:p>
        </text:list-item>
        <text:list-item>
          <text:p text:style-name="P46">rayon : 18px</text:p>
        </text:list-item>
        <text:list-item>
          <text:p text:style-name="P47">ombre légère</text:p>
        </text:list-item>
        <text:list-item>
          <text:p text:style-name="P48">écriture plus grande</text:p>
        </text:list-item>
        <text:list-item>
          <text:p text:style-name="P49">nom en Playfair 20px</text:p>
        </text:list-item>
        <text:list-item>
          <text:p text:style-name="P50">texte Inter 16px</text:p>
        </text:list-item>
      </text:list>
      <text:p text:style-name="Textbody">Slider 100% réactif.</text:p>
      <text:p text:style-name="HorizontalLine"/>
      <text:h text:style-name="Titre1" text:outline-level="1"><text:span text:style-name="StrongEmphasis">SECTION 6 – Prime de pied de page</text:span></text:h>
      <text:p text:style-name="Textbody">Fond : beige foncé #D2C6B7<text:s/><text:line-break/>Colonnes espacées + séparateurs fins<text:s/><text:line-break/>Inter<text:s/>régulier 14px<text:s/><text:line-break/>Logo centré bas de page<text:s/><text:line-break/>Copyright discret</text:p>
      <text:p text:style-name="HorizontalLine"/>
      <text:h text:style-name="Titre1" text:outline-level="1">⭐<text:s/>4. Version Mobile First (toute l'architecture optimisée)</text:h>
      <text:h text:style-name="Titre3" text:outline-level="3">Règles générales mobiles</text:h>
      <text:list text:style-name="LFO12" text:continue-numbering="true">
        <text:list-item>
          <text:p text:style-name="P51">marge horizontale :<text:s/><text:span text:style-name="StrongEmphasis">20 px</text:span></text:p>
        </text:list-item>
        <text:list-item>
          <text:p text:style-name="P52">paragraphes : 2–3 lignes maximum</text:p>
        </text:list-item>
        <text:list-item>
          <text:p text:style-name="P53">images plein écran</text:p>
        </text:list-item>
        <text:list-item>
          <text:p text:style-name="P54">boutons en largeur 100% (max<text:s/>320px)</text:p>
        </text:list-item>
        <text:list-item>
          <text:p text:style-name="P55">Titres H1 32px / H2 24px</text:p>
        </text:list-item>
      </text:list>
      <text:h text:style-name="Titre3" text:outline-level="3">Structure mobile :</text:h>
      <text:list text:style-name="LFO13" text:continue-numbering="true">
        <text:list-item>
          <text:p text:style-name="P56">En-tête compact</text:p>
        </text:list-item>
        <text:list-item>
          <text:p text:style-name="P57">Bannière plein écran (CTA centre)</text:p>
        </text:list-item>
        <text:list-item>
          <text:p text:style-name="P58">Histoire en pile (image → texte)</text:p>
        </text:list-item>
        <text:list-item>
          <text:p text:style-name="P59">Julie &amp; José en pile verticale</text:p>
        </text:list-item>
        <text:list-item>
          <text:p text:style-name="P60">Signature de section → cartes verticales</text:p>
        </text:list-item>
        <text:list-item>
          <text:p text:style-name="P61">Clients Avis → slider 1 carte à la fois</text:p>
        </text:list-item>
        <text:list-item>
          <text:p text:style-name="P62">Pied de page en colonne</text:p>
        </text:list-item>
      </text:list>
      <text:p text:style-name="HorizontalLine"/>
      <text:h text:style-name="Titre1" text:outline-level="1">⭐<text:s/>5. Palette couleur Finalisée &amp; Professionnelle</text:h>
      <text:p text:style-name="Textbody">Tu m'avais donné :<text:s/><text:line-break/>✔<text:s/>#E8DFD2<text:s/><text:line-break/>✔<text:s/>#FFFFFF</text:p>
      <text:p text:style-name="Textbody">Je complète avec une palette cohérente premium :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</table:table-columns>
        <table:table-header-rows>
          <table:table-row table:style-name="TableRow67">
            <table:table-cell table:style-name="TableCell68">
              <text:p text:style-name="TableHeading">Fonction</text:p>
            </table:table-cell>
            <table:table-cell table:style-name="TableCell69">
              <text:p text:style-name="TableHeading">Couleur</text:p>
            </table:table-cell>
            <table:table-cell table:style-name="TableCell70">
              <text:p text:style-name="TableHeading">Code</text:p>
            </table:table-cell>
          </table:table-row>
        </table:table-header-rows>
        <table:table-row table:style-name="TableRow71">
          <table:table-cell table:style-name="TableCell72">
            <text:p text:style-name="TableContents"><text:span text:style-name="StrongEmphasis">Texte principal</text:span></text:p>
          </table:table-cell>
          <table:table-cell table:style-name="TableCell73">
            <text:p text:style-name="TableContents">Brun profond</text:p>
          </table:table-cell>
          <table:table-cell table:style-name="TableCell74">
            <text:p text:style-name="TableContents"><text:span text:style-name="StrongEmphasis">#4A3F36</text:span></text:p>
          </table:table-cell>
        </table:table-row>
        <table:table-row table:style-name="TableRow75">
          <table:table-cell table:style-name="TableCell76">
            <text:p text:style-name="TableContents"><text:span text:style-name="StrongEmphasis">Accents / Titres</text:span></text:p>
          </table:table-cell>
          <table:table-cell table:style-name="TableCell77">
            <text:p text:style-name="TableContents">Doré cuivré</text:p>
          </table:table-cell>
          <table:table-cell table:style-name="TableCell78">
            <text:p text:style-name="TableContents"><text:span text:style-name="StrongEmphasis">#A37C4D</text:span></text:p>
          </table:table-cell>
        </table:table-row>
        <table:table-row table:style-name="TableRow79">
          <table:table-cell table:style-name="TableCell80">
            <text:p text:style-name="TableContents"><text:span text:style-name="StrongEmphasis">Fond secondaire</text:span></text:p>
          </table:table-cell>
          <table:table-cell table:style-name="TableCell81">
            <text:p text:style-name="TableContents">Beige</text:p>
          </table:table-cell>
          <table:table-cell table:style-name="TableCell82">
            <text:p text:style-name="TableContents"><text:span text:style-name="StrongEmphasis">#E8DFD2</text:span></text:p>
          </table:table-cell>
        </table:table-row>
        <table:table-row table:style-name="TableRow83">
          <table:table-cell table:style-name="TableCell84">
            <text:p text:style-name="TableContents"><text:span text:style-name="StrongEmphasis">Fond clair</text:span></text:p>
          </table:table-cell>
          <table:table-cell table:style-name="TableCell85">
            <text:p text:style-name="TableContents">Blanc</text:p>
          </table:table-cell>
          <table:table-cell table:style-name="TableCell86">
            <text:p text:style-name="TableContents"><text:span text:style-name="StrongEmphasis">#FFFFFF</text:span></text:p>
          </table:table-cell>
        </table:table-row>
        <table:table-row table:style-name="TableRow87">
          <table:table-cell table:style-name="TableCell88">
            <text:p text:style-name="TableContents"><text:span text:style-name="StrongEmphasis">Ombres / contrastes</text:span></text:p>
          </table:table-cell>
          <table:table-cell table:style-name="TableCell89">
            <text:p text:style-name="TableContents">Anthracite doux</text:p>
          </table:table-cell>
          <table:table-cell table:style-name="TableCell90">
            <text:p text:style-name="TableContents"><text:span text:style-name="StrongEmphasis">#605A54</text:span></text:p>
          </table:table-cell>
        </table:table-row>
      </table:table>
      <text:p text:style-name="Textbody">Palette parfaite pour ton style gastronomique élégant.</text:p>
      <text:p text:style-name="HorizontalLine"/>
      <text:h text:style-name="Titre1" text:outline-level="1">⭐<text:s/>6. CTA repensés pour convertir mieux</text:h>
      <text:p text:style-name="Textbody"><text:span text:style-name="StrongEmphasis">CTA principal :</text:span><text:line-break/>→<text:s/><text:span text:style-name="StrongEmphasis">Voir nos menus</text:span><text:line-break/>(brun doré sur<text:s/>fond blanc)</text:p>
      <text:p text:style-name="Textbody"><text:span text:style-name="StrongEmphasis">CTA secondaires :</text:span><text:line-break/>→ Découvrir notre histoire<text:s/><text:line-break/>→ Contacter l'équipe<text:s/><text:line-break/>→ Commander maintenan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MS Gothic" fo:font-weight="bold" style:font-weight-asian="bold" style:font-weight-complex="bold" fo:font-size="24pt" style:font-size-asian="24pt" style:font-size-complex="24pt" fo:hyphenate="false"/>
    </style:style>
    <style:style style:name="Titre3" style:display-name="Titre 3" style:family="paragraph" style:parent-style-name="Heading" style:next-style-name="Textbody" style:default-outline-level="3">
      <style:text-properties style:font-name="Times New Roman" style:font-name-asian="MS Gothi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ETIT, Olivier</dc:creator>
    <meta:creation-date>2009-04-16T11:32:00Z</meta:creation-date>
    <dc:date>2025-12-01T19:02:00Z</dc:date>
    <meta:template xlink:href="Normal" xlink:type="simple"/>
    <meta:editing-cycles>5</meta:editing-cycles>
    <meta:editing-duration>PT4860S</meta:editing-duration>
    <meta:user-defined meta:name="Info 1"/>
    <meta:user-defined meta:name="Info 2"/>
    <meta:user-defined meta:name="Info 3"/>
    <meta:user-defined meta:name="Info 4"/>
    <meta:document-statistic meta:page-count="1" meta:paragraph-count="8" meta:word-count="672" meta:character-count="4364" meta:row-count="30" meta:non-whitespace-character-count="3700"/>
  </office:meta>
</office:document-meta>
</file>